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justify"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3pt" style:font-size-asian="13pt" style:font-size-complex="13pt"/>
    </style:style>
    <style:style style:name="P11" style:family="paragraph" style:parent-style-name="Standard">
      <style:paragraph-properties fo:text-align="justify" style:justify-single-word="false"/>
      <style:text-properties fo:font-size="15pt" style:font-size-asian="15pt" style:font-size-complex="15pt"/>
    </style:style>
    <style:style style:name="P1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1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1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2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2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2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2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3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4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4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6"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48"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49"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50" style:family="paragraph" style:parent-style-name="Standard">
      <style:paragraph-properties fo:margin-left="0cm" fo:margin-right="0cm" fo:text-align="justify"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51"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54"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list-style-name="L1">
      <style:paragraph-properties fo:text-align="justify" style:justify-single-word="false"/>
      <style:text-properties fo:font-size="14pt" style:font-size-asian="14pt" style:font-size-complex="14pt"/>
    </style:style>
    <style:style style:name="P56" style:family="paragraph" style:parent-style-name="Standard" style:list-style-name="L3">
      <style:paragraph-properties fo:text-align="justify" style:justify-single-word="false" style:text-autospace="none"/>
    </style:style>
    <style:style style:name="P57" style:family="paragraph" style:parent-style-name="Standard">
      <style:paragraph-properties fo:text-align="justify" style:justify-single-word="false" style:text-autospace="none"/>
    </style:style>
    <style:style style:name="P58" style:family="paragraph" style:parent-style-name="Standard" style:list-style-name="L3">
      <style:paragraph-properties fo:text-align="justify" style:justify-single-word="false" style:text-autospace="none"/>
      <style:text-properties fo:font-style="normal" style:font-style-asian="normal" style:font-style-complex="normal"/>
    </style:style>
    <style:style style:name="P59" style:family="paragraph" style:parent-style-name="Standard">
      <style:paragraph-properties fo:text-align="justify" style:justify-single-word="false" style:text-autospace="none"/>
      <style:text-properties fo:font-style="normal" style:font-style-asian="normal" style:font-style-complex="normal"/>
    </style:style>
    <style:style style:name="P60"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61"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6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6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6" style:family="paragraph" style:parent-style-name="Standard">
      <style:paragraph-properties fo:margin-left="0cm" fo:margin-right="0cm" fo:text-align="justify" style:justify-single-word="false" fo:text-indent="0cm" style:auto-text-indent="false" style:text-autospace="none"/>
    </style:style>
    <style:style style:name="P77"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8"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79" style:family="paragraph" style:parent-style-name="Standard" style:list-style-name="">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3pt" style:font-size-asian="13pt" style:font-size-complex="13pt"/>
    </style:style>
    <style:style style:name="T3" style:family="text">
      <style:text-properties fo:font-size="13pt" fo:font-style="normal" fo:font-weight="normal" style:font-size-asian="13pt" style:font-style-asian="normal" style:font-weight-asian="normal" style:font-size-complex="13pt" style:font-style-complex="normal" style:font-weight-complex="normal"/>
    </style:style>
    <style:style style:name="T4" style:family="text">
      <style:text-properties fo:font-size="13pt" fo:font-style="normal" fo:font-weight="bold" style:font-size-asian="13pt" style:font-style-asian="normal" style:font-weight-asian="bold" style:font-size-complex="13pt" style:font-style-complex="normal" style:font-weight-complex="bold"/>
    </style:style>
    <style:style style:name="T5" style:family="text">
      <style:text-properties fo:font-size="13pt" fo:font-style="italic" fo:font-weight="normal" style:font-size-asian="13pt" style:font-style-asian="italic" style:font-weight-asian="normal" style:font-size-complex="13pt" style:font-style-complex="italic" style:font-weight-complex="normal"/>
    </style:style>
    <style:style style:name="T6" style:family="text">
      <style:text-properties fo:font-size="13pt" fo:font-style="italic" fo:font-weight="normal" style:font-size-asian="13pt" style:font-style-asian="normal" style:font-weight-asian="normal" style:font-size-complex="13pt" style:font-style-complex="italic" style:font-weight-complex="normal"/>
    </style:style>
    <style:style style:name="T7" style:family="text">
      <style:text-properties fo:font-size="13pt" fo:font-style="italic" fo:font-weight="normal" style:font-size-asian="13pt" style:font-weight-asian="normal" style:font-size-complex="13pt" style:font-weight-complex="normal"/>
    </style:style>
    <style:style style:name="T8" style:family="text">
      <style:text-properties fo:font-size="13pt" fo:font-style="italic" style:font-size-asian="13pt" style:font-style-asian="italic" style:font-size-complex="13pt" style:font-style-complex="italic"/>
    </style:style>
    <style:style style:name="T9" style:family="text">
      <style:text-properties fo:font-size="13pt" fo:font-weight="normal" style:font-size-asian="13pt" style:font-weight-asian="normal" style:font-size-complex="13pt" style:font-weight-complex="normal"/>
    </style:style>
    <style:style style:name="T10" style:family="text">
      <style:text-properties fo:font-size="15pt" style:font-size-asian="15pt" style:font-size-complex="15pt"/>
    </style:style>
    <style:style style:name="T11" style:family="text">
      <style:text-properties fo:color="#000000"/>
    </style:style>
    <style:style style:name="T12"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3"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5" style:family="text">
      <style:text-properties fo:color="#000000" style:font-name="Courier New" fo:font-size="10pt" style:font-size-asian="10pt" style:font-size-complex="10pt"/>
    </style:style>
    <style:style style:name="T16" style:family="text">
      <style:text-properties fo:color="#000000" style:font-name="Courier New" fo:font-size="10pt" fo:font-weight="normal" style:font-size-asian="10pt" style:font-weight-asian="normal" style:font-size-complex="10pt" style:font-weight-complex="normal"/>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9"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0" style:family="text">
      <style:text-properties fo:color="#000000" style:font-name="Courier New" fo:font-style="normal" fo:font-weight="normal" style:font-style-asian="normal" style:font-weight-asian="normal" style:font-style-complex="normal" style:font-weight-complex="normal"/>
    </style:style>
    <style:style style:name="T21" style:family="text">
      <style:text-properties fo:color="#000000" style:font-name="Courier New" fo:font-style="italic" fo:font-weight="normal" style:font-style-asian="italic" style:font-weight-asian="normal" style:font-style-complex="italic" style:font-weight-complex="normal"/>
    </style:style>
    <style:style style:name="T22" style:family="text">
      <style:text-properties fo:color="#000000" style:font-name="Courier New" style:font-name-asian="Courier New" style:font-name-complex="Courier New"/>
    </style:style>
    <style:style style:name="T23" style:family="text">
      <style:text-properties fo:color="#000000" style:font-name="Courier New" fo:font-size="9pt" fo:font-style="italic" fo:font-weight="normal" style:font-name-asian="Courier New" style:font-size-asian="9pt" style:font-style-asian="italic" style:font-weight-asian="normal" style:font-name-complex="Courier New" style:font-size-complex="9pt" style:font-style-complex="italic" style:font-weight-complex="normal"/>
    </style:style>
    <style:style style:name="T24"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5" style:family="text">
      <style:text-properties fo:color="#000000" style:font-name="Courier New" fo:font-size="9.69999980926514pt" fo:font-style="italic" fo:font-weight="normal" style:font-name-asian="Courier New" style:font-size-asian="9.69999980926514pt" style:font-style-asian="italic" style:font-weight-asian="normal" style:font-name-complex="Courier New" style:font-size-complex="9.69999980926514pt" style:font-style-complex="italic" style:font-weight-complex="normal"/>
    </style:style>
    <style:style style:name="T26"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7"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28"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29"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3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1"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32" style:family="text">
      <style:text-properties fo:color="#000000" style:font-name="Times New Roman"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33"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34" style:family="text">
      <style:text-properties fo:color="#000000" style:font-name="Times New Roman" fo:font-style="normal" fo:font-weight="normal" style:font-style-asian="normal" style:font-weight-asian="normal" style:font-style-complex="normal" style:font-weight-complex="normal"/>
    </style:style>
    <style:style style:name="T35"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36"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37" style:family="text">
      <style:text-properties fo:color="#000000" fo:font-style="normal" fo:font-weight="normal" style:font-style-asian="normal" style:font-weight-asian="normal" style:font-style-complex="normal" style:font-weight-complex="normal"/>
    </style:style>
    <style:style style:name="T38" style:family="text">
      <style:text-properties fo:color="#000000" fo:font-style="normal" style:font-name-asian="Courier New" style:font-style-asian="normal" style:font-name-complex="Courier New" style:font-style-complex="normal"/>
    </style:style>
    <style:style style:name="T39"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40"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41"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42" style:family="text">
      <style:text-properties fo:color="#000000" fo:font-style="italic" fo:font-weight="normal" style:font-style-asian="italic" style:font-weight-asian="normal" style:font-style-complex="italic" style:font-weight-complex="normal"/>
    </style:style>
    <style:style style:name="T43" style:family="text">
      <style:text-properties fo:color="#000000"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style:font-style-asian="normal" style:font-style-complex="normal"/>
    </style:style>
    <style:style style:name="T49" style:family="text">
      <style:text-properties fo:font-weight="normal" style:font-weight-asian="normal" style:font-weight-complex="normal"/>
    </style:style>
    <style:style style:name="T50" style:family="text">
      <style:text-properties style:font-name="Courier New" fo:font-size="10pt" style:font-size-asian="10pt" style:font-size-complex="10pt"/>
    </style:style>
    <style:style style:name="T51"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52" style:family="text">
      <style:text-properties style:font-name="Times New Roman" fo:font-style="normal" fo:font-weight="normal" style:font-style-asian="normal" style:font-weight-asian="normal" style:font-style-complex="normal" style:font-weight-complex="normal"/>
    </style:style>
    <style:style style:name="T53" style:family="text">
      <style:text-properties style:font-name="Times New Roman" fo:font-style="italic" fo:font-weight="normal" style:font-style-asian="italic" style:font-weight-asian="normal" style:font-style-complex="italic" style:font-weight-complex="normal"/>
    </style:style>
    <style:style style:name="T54"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55"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56"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57" style:family="text">
      <style:text-properties fo:color="#2a00ff"/>
    </style:style>
    <style:style style:name="T58" style:family="text">
      <style:text-properties fo:color="#2a00ff" fo:font-style="italic" style:font-style-asian="italic" style:font-style-complex="italic"/>
    </style:style>
    <style:style style:name="T59" style:family="text">
      <style:text-properties fo:color="#2a00ff" fo:font-size="9pt" fo:font-style="italic" style:font-size-asian="9pt" style:font-style-asian="italic" style:font-size-complex="9pt" style:font-style-complex="italic"/>
    </style:style>
    <style:style style:name="T60" style:family="text">
      <style:text-properties fo:color="#2a00ff" fo:font-style="normal" fo:font-weight="normal" style:font-style-asian="normal" style:font-weight-asian="normal" style:font-style-complex="normal" style:font-weight-complex="normal"/>
    </style:style>
    <style:style style:name="T61" style:family="text">
      <style:text-properties fo:color="#2a00ff" style:font-name="Courier New" fo:font-size="10pt" style:font-size-asian="10pt" style:font-size-complex="10pt"/>
    </style:style>
    <style:style style:name="T62" style:family="text">
      <style:text-properties fo:color="#2a00ff" style:font-name="Times New Roman" fo:font-style="normal" fo:font-weight="normal" style:font-style-asian="normal" style:font-weight-asian="normal" style:font-style-complex="normal" style:font-weight-complex="normal"/>
    </style:style>
    <style:style style:name="T63" style:family="text">
      <style:text-properties fo:color="#7f0055" fo:font-weight="bold" style:font-weight-asian="bold" style:font-weight-complex="bold"/>
    </style:style>
    <style:style style:name="T64"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65" style:family="text">
      <style:text-properties fo:color="#7f0055" style:font-name="Courier New" fo:font-size="10pt" fo:font-weight="normal" style:font-size-asian="10pt" style:font-weight-asian="normal" style:font-size-complex="10pt" style:font-weight-complex="normal"/>
    </style:style>
    <style:style style:name="T66" style:family="text">
      <style:text-properties fo:color="#7f0055"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7" style:family="text">
      <style:text-properties fo:color="#7f0055"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T68" style:family="text">
      <style:text-properties fo:color="#7f0055" style:font-name="Courier New" fo:font-size="9pt" fo:font-style="italic" fo:font-weight="bold" style:font-name-asian="Courier New" style:font-size-asian="9pt" style:font-style-asian="italic" style:font-weight-asian="bold" style:font-name-complex="Courier New" style:font-size-complex="9pt" style:font-style-complex="italic" style:font-weight-complex="bold"/>
    </style:style>
    <style:style style:name="T69"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70" style:family="text">
      <style:text-properties fo:color="#7f0055" style:font-name="Courier New" fo:font-size="9.69999980926514pt" fo:font-style="italic" fo:font-weight="bold" style:font-name-asian="Courier New" style:font-size-asian="9.69999980926514pt" style:font-style-asian="italic" style:font-weight-asian="bold" style:font-name-complex="Courier New" style:font-size-complex="9.69999980926514pt" style:font-style-complex="italic" style:font-weight-complex="bold"/>
    </style:style>
    <style:style style:name="T71" style:family="text">
      <style:text-properties fo:color="#7f0055" fo:font-style="normal" fo:font-weight="bold" style:font-style-asian="normal" style:font-weight-asian="bold" style:font-style-complex="normal" style:font-weight-complex="bold"/>
    </style:style>
    <style:style style:name="T7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73" style:family="text">
      <style:text-properties fo:color="#008080"/>
    </style:style>
    <style:style style:name="T74" style:family="text">
      <style:text-properties fo:color="#008080" fo:font-size="9pt" style:font-size-asian="9pt" style:font-size-complex="9pt"/>
    </style:style>
    <style:style style:name="T75" style:family="text">
      <style:text-properties fo:color="#3f7f7f"/>
    </style:style>
    <style:style style:name="T76" style:family="text">
      <style:text-properties fo:color="#3f7f7f" fo:font-size="9pt" style:font-size-asian="9pt" style:font-size-complex="9pt"/>
    </style:style>
    <style:style style:name="T77" style:family="text">
      <style:text-properties fo:color="#7f007f"/>
    </style:style>
    <style:style style:name="T78" style:family="text">
      <style:text-properties fo:color="#7f007f" fo:font-size="9pt" style:font-size-asian="9pt" style:font-size-complex="9pt"/>
    </style:style>
    <style:style style:name="T79" style:family="text">
      <style:text-properties fo:font-size="9pt" style:font-size-asian="9pt" style:font-size-complex="9pt"/>
    </style:style>
    <style:style style:name="T80" style:family="text">
      <style:text-properties fo:color="#ff0000"/>
    </style:style>
    <style:style style:name="T81" style:family="text">
      <style:text-properties style:font-style-asian="normal"/>
    </style:style>
    <style:style style:name="T82" style:family="text">
      <style:text-properties style:font-style-complex="normal"/>
    </style:style>
    <style:style style:name="T83" style:family="text">
      <style:text-properties fo:color="#0000c0"/>
    </style:style>
    <style:style style:name="T84" style:family="text">
      <style:text-properties fo:color="#0000c0" fo:font-style="italic" style:font-style-asian="italic" style:font-style-complex="italic"/>
    </style:style>
    <style:style style:name="T85" style:family="text">
      <style:text-properties fo:color="#646464"/>
    </style:style>
    <style:style style:name="T86" style:family="text">
      <style:text-properties fo:color="#646464" style:font-name="Courier New" fo:font-size="10pt" style:font-size-asian="10pt" style:font-size-complex="10pt"/>
    </style:style>
    <style:style style:name="T87" style:family="text">
      <style:text-properties fo:font-weight="bold" style:font-weight-asian="bold" style:font-weight-complex="bold"/>
    </style:style>
    <style:style style:name="T88"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4">Lindberg Framework 1.1</text:p>
      <text:p text:style-name="P8">LINP – Lindberg Persistence</text:p>
      <text:p text:style-name="P8"/>
      <text:p text:style-name="P5">Victor Lindberg</text:p>
      <text:p text:style-name="P8">Brasil, Distrito Federal, Brasília, </text:p>
      <text:p text:style-name="P8">Novembro de 2010</text:p>
      <text:p text:style-name="P3"/>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6">Sumário.</text:p>
      <text:p text:style-name="P6"/>
      <text:list xml:id="list30172672" text:style-name="L1">
        <text:list-item>
          <text:p text:style-name="P55">Introdução</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7">1 - Introdução.</text:p>
      <text:p text:style-name="P6"/>
      <text:p text:style-name="P10"><text:tab/>Este documento tem como objetivo demonstrar os conceitos, arquitetura, definições de configuração, propostas e funcionamento do lindbergframework na versão 1.1 com foco no componente de persistência deste framework.</text:p>
      <text:p text:style-name="P10"><text:tab/></text:p>
      <text:p text:style-name="P10"><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0"/>
      <text:p text:style-name="P10"><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7">2 – Visão Geral.</text:p>
      <text:p text:style-name="P6"/>
      <text:p text:style-name="P6"><text:tab/><text:span text:style-name="T2">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0"><text:tab/>O conceito de componentes do framework é o de “plug and use”, onde componentes são facilmente acoplados e seus recursos utilizados de forma simples e rápida.</text:p>
      <text:p text:style-name="P10"/>
      <text:p text:style-name="P6"><text:span text:style-name="T2"><text:tab/></text:span><text:span text:style-name="T10">2.1 – Arquitetura</text:span></text:p>
      <text:p text:style-name="P11"/>
      <text:p text:style-name="P6"><text:span text:style-name="T10"><text:tab/></text:span><text:span text:style-name="T2">O framework é composto em módulos divididos em responsabilidades. Cada módulo contribui no gerenciamento e configuração dos componentes e recursos providos. A figura a seguir ilustra a arquitetura atual do lindbergframework na versão 1.1.</text:span></text:p>
      <text:p text:style-name="P9"><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9"/>
      <text:p text:style-name="P9"/>
      <text:p text:style-name="P9"/>
      <text:p text:style-name="P9"><text:soft-page-break/></text:p>
      <text:p text:style-name="P9"/>
      <text:p text:style-name="P9"/>
      <text:p text:style-name="P9"><text:tab/><text:span text:style-name="T10">2.1.1 – Módulos e responsabilidades</text:span></text:p>
      <text:p text:style-name="P11"/>
      <text:list xml:id="list30169754" text:style-name="L2">
        <text:list-item>
          <text:p text:style-name="P60"><text:span text:style-name="T87">Beans</text:span>: Responsável por todo gerenciamento de inversão de controle (IOC) que o framework provê. O <text:span text:style-name="T87">LDIC </text:span><text:span text:style-name="T47">(Lindberg Dependency Injection Container) é o componente responsável por resolver as instancias de beans solicitados e injeta-los no lugar certo na hora certa de acordo com a necessidade de cada bean. Este componente será detalhado mais a frente.</text:span></text:p>
          <text:p text:style-name="P61"/>
        </text:list-item>
        <text:list-item>
          <text:p text:style-name="P62"><text:span text:style-name="T48">Integration:</text:span><text:span text:style-name="T47"> Módulo responsável pela integração e operacionalidade entre o lindberg e outros frameworks. Na versão atual o framework provê integração com Spring, Adobe Flex e JSF.</text:span></text:p>
          <text:p text:style-name="P61"/>
        </text:list-item>
        <text:list-item>
          <text:p text:style-name="P62"><text:span text:style-name="T48">Context:</text:span><text:span text:style-name="T47"> Responsável por toda configuração, beans e gerenciamento em nível de escopo de cada camada: core, persistence, validation e web.</text:span></text:p>
          <text:p text:style-name="P61"/>
        </text:list-item>
        <text:list-item>
          <text:p text:style-name="P62"><text:span text:style-name="T48">Configuration: </text:span><text:span text:style-name="T47">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54"/>
      <text:p text:style-name="P14"/>
      <text:p text:style-name="P13">3 – O Framework.</text:p>
      <text:p text:style-name="P14"/>
      <text:p text:style-name="P12"><text:span text:style-name="T1"><text:tab/><text:tab/></text:span><text:span text:style-name="T3">O lindbergframework como qualquer outro framework é configurável e customizável as necessidades de cada projeto. A interface </text:span><text:span text:style-name="T32">Configuration</text:span><text:span text:style-name="T19"> </text:span><text:span text:style-name="T26">define o contrato de classes que configuram o framework. Existem ainda duas interfaces que estendem desta ultima. Uma para configurações do core, </text:span><text:span text:style-name="T32">CoreConfiguration</text:span><text:span text:style-name="T12"> </text:span><text:span text:style-name="T26">e outra para configurações específicas do componente de persistencia, </text:span><text:span text:style-name="T32">LinpConfiguration</text:span><text:span text:style-name="T26">.</text:span></text:p>
      <text:p text:style-name="P15"><text:tab/><text:tab/></text:p>
      <text:p text:style-name="P15"><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15"/>
      <text:p text:style-name="P42"><text:span text:style-name="T38"><text:tab/><text:tab/>- XmlCoreConfiguration:</text:span><text:span text:style-name="T36"> Implementação de </text:span><text:span text:style-name="T41">CoreConfiguration </text:span><text:span text:style-name="T36">para definição da configuração do módulo CORE <text:tab/><text:tab/>via XML baseado no schema: </text:span><text:a xlink:type="simple" xlink:href="http://www.lindbergframework.org/schema/lindberg-config.xsd">http://www.lindbergframework.org/schema/lindberg-config.xsd</text:a><text:span text:style-name="T36">.</text:span></text:p>
      <text:p text:style-name="P25"/>
      <text:p text:style-name="P42"><text:span text:style-name="T38"><text:tab/><text:tab/>- SimpleCoreConfiguration: </text:span><text:span text:style-name="T36">Implementação de </text:span><text:span text:style-name="T41">CoreConfiguration</text:span><text:span text:style-name="T36"> para definição da configuração do módulo CORE <text:tab/><text:tab/>programaticamente.</text:span></text:p>
      <text:p text:style-name="P25"/>
      <text:p text:style-name="P24"><text:tab/><text:tab/>- SimpleLinpConfiguration: <text:span text:style-name="T49">Implementação de </text:span><text:span text:style-name="T45">LinpConfiguration</text:span><text:span text:style-name="T49"> para definição da configuração do módulo de <text:tab/><text:tab/>persistência (LINP) programaticamente.</text:span></text:p>
      <text:p text:style-name="P25"/>
      <text:p text:style-name="P24"><text:tab/><text:tab/>- XmlLinpConfiguration: <text:span text:style-name="T49">Implementação de </text:span><text:span text:style-name="T45">LinpConfiguration</text:span><text:span text:style-name="T49"> para definição da configuração do módulo de <text:tab/><text:tab/><text:tab/>persistência (LINP) via XML baseado no schema: </text:span><text:a xlink:type="simple" xlink:href="http://www.lindbergframework.org/schema/linp-sqlMapping.xsd"><text:span text:style-name="T49">http://www.lindbergframework.org/schema/linp-sqlMapping.xsd</text:span></text:a><text:span text:style-name="T49">.</text:span></text:p>
      <text:p text:style-name="P25"/>
      <text:p text:style-name="P25"/>
      <text:p text:style-name="P28"><text:tab/><text:tab/>3.1 – Processo de Configuração</text:p>
      <text:p text:style-name="P28"><text:soft-page-break/></text:p>
      <text:p text:style-name="P15"><text:tab/><text:tab/>O processo de configuração é iniciado e gerenciamento a partir do módulo CORE. O módulo core é configurado e este configura e os outros módulos dependentes, como por exemplo o módulo LINP.</text:p>
      <text:p text:style-name="P15"/>
      <text:p text:style-name="P20"><text:span text:style-name="T47"><text:tab/><text:tab/>A interface </text:span><text:span text:style-name="T45">CoreConfiguration </text:span><text:span text:style-name="T47">define um método chamado </text:span><text:span text:style-name="T50">getLinpConfiguration <text:s text:c="2"/></text:span><text:span text:style-name="T51"><text:s text:c="6"/></text:span><text:span text:style-name="T47">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45">LinpConfiguration </text:span><text:span text:style-name="T47">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15"/>
      <text:p text:style-name="P28"><text:tab/><text:tab/>3.2 - Contextos</text:p>
      <text:p text:style-name="P15"/>
      <text:p text:style-name="P15"><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15"/>
      <text:p text:style-name="P20"><text:span text:style-name="T47"><text:tab/><text:tab/>A interface </text:span><text:span text:style-name="T45">Context </text:span><text:span text:style-name="T47">define um contexto dentro do lindbergframework e dois contextos atualmente são definidos: Core <text:s/>e Persistence. As implementações de cada um desses contextos são respectivamente CoreContext e LinpContext. Definidos através de um singleton para todo sistema sendo necessário a chamada ao método </text:span><text:span text:style-name="T45">getInstance </text:span><text:span text:style-name="T47">definido e cada um deles para a obtenção da instancia corrente.</text:span></text:p>
      <text:p text:style-name="P15"/>
      <text:p text:style-name="P20"><text:span text:style-name="T47"><text:tab/><text:tab/>Um contexto só pode ser usado se este estiver ativo. Para ativar um contexto o método </text:span><text:span text:style-name="T45">loadConfiguration</text:span><text:span text:style-name="T47"> deve ser invocado passando como parâmetro a instancia da configuração sobre o qual o contexto se baseará.</text:span></text:p>
      <text:p text:style-name="P15"/>
      <text:p text:style-name="P20"><text:span text:style-name="T47"><text:tab/><text:tab/>A interface </text:span><text:span text:style-name="T45">Context </text:span><text:span text:style-name="T47">também define outros métodos auxiliares, como por exemplo </text:span><text:span text:style-name="T45">isActive</text:span><text:span text:style-name="T47"> para a verificação do status do contexto e </text:span><text:span text:style-name="T45">close</text:span><text:span text:style-name="T47"> para efetuar o encerramento do contexto. Qualquer tentativa de uso de um contexto fechado resultará em uma </text:span><text:span text:style-name="T53">IllegalStateContextException.</text:span></text:p>
      <text:p text:style-name="P22"/>
      <text:p text:style-name="P20"><text:span text:style-name="T53"><text:tab/><text:tab/></text:span><text:span text:style-name="T52">Você não precisa se aprofundar no estudo dos contextos pois o framework faz todo o trabalho e interage com os contextos quando necessário e você não precisa se preocupar com nada referente a isso, pelo menos para o uso comum.</text:span></text:p>
      <text:p text:style-name="P15"/>
      <text:p text:style-name="P28"><text:tab/><text:tab/>3.3 – Iniciando com a configuração</text:p>
      <text:p text:style-name="P28"/>
      <text:p text:style-name="P26"><text:span text:style-name="T52"><text:tab/><text:tab/></text:span><text:span text:style-name="T3">A configuração do framework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15"/>
      <text:p text:style-name="P26"><text:span text:style-name="T3"><text:tab/><text:tab/>Vamos definir uma configuração de CORE para os seguintes valores usando as duas implementações de </text:span><text:span text:style-name="T5">CoreConfiguration </text:span><text:span text:style-name="T3">na prática:</text:span></text:p>
      <text:p text:style-name="P15"/>
      <text:p text:style-name="P15"><text:tab/><text:tab/>- Pacote base de beans para injeção = org.lindbergframework.exemplo.*</text:p>
      <text:p text:style-name="P26"><text:span text:style-name="T3"><text:tab/><text:tab/>- Bean factory = </text:span><text:span text:style-name="T54">org.lindbergframework.beans.di.context.AnnotationBeanFactory</text:span></text:p>
      <text:p text:style-name="P15"><text:soft-page-break/></text:p>
      <text:p text:style-name="P26"><text:span text:style-name="T54"><text:tab/><text:tab/>Estas duas propriedades são suficientes para configurarmos o core para usarmos apenas o mecanismo de injeção de dependência. Neste caso os beans para injeção serão procurados dentro do pacote </text:span><text:span text:style-name="T5">org.lindbergframework.exemplo </text:span><text:span text:style-name="T3">e o ponto asterisco “.*” define que o framework também <text:s/>procurar beans para injeção de dependência dentro dos sub-pacotes de </text:span><text:span text:style-name="T5">org.lindbergframework.exemplo</text:span><text:span text:style-name="T3">.</text:span></text:p>
      <text:p text:style-name="P15"/>
      <text:p text:style-name="P26"><text:span text:style-name="T3"><text:s text:c="11"/>O lindbergframework define uma interface chamada </text:span><text:span text:style-name="T5">BeanFactory</text:span><text:span text:style-name="T3">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5">BeanFactory </text:span><text:span text:style-name="T3">e de todo o mecanismo de injeção de dependência.</text:span></text:p>
      <text:p text:style-name="P15"/>
      <text:p text:style-name="P15"><text:tab/><text:tab/>Abaixo é mostrado um exemplo da implementação e uso dessas configurações programaticamente direto com código java usando a implementação SimpleCoreConfiguration:</text:p>
      <text:p text:style-name="P15"/>
      <text:p text:style-name="P43"><text:span text:style-name="T40"><text:s/><text:tab/><text:tab/></text:span><text:span text:style-name="T13">SimpleCoreConfiguration coreConfiguration = </text:span><text:span text:style-name="T64">new</text:span><text:span text:style-name="T13"> SimpleCoreConfiguration();</text:span></text:p>
      <text:p text:style-name="P32"><text:s text:c="8"/></text:p>
      <text:p text:style-name="P45"><text:span text:style-name="T11"><text:s text:c="6"/>coreConfiguration.setDiBasePackage(</text:span><text:span text:style-name="T57">"org.lindbergframework.exemplo.*"</text:span><text:span text:style-name="T11">);</text:span></text:p>
      <text:p text:style-name="P45"><text:span text:style-name="T11"><text:s text:c="6"/>coreConfiguration.setBeanFactory(</text:span><text:span text:style-name="T63">new</text:span><text:span text:style-name="T11"> AnnotationBeanFactory());</text:span></text:p>
      <text:p text:style-name="P32"><text:s text:c="8"/></text:p>
      <text:p text:style-name="P32"><text:s text:c="6"/>CoreContext.<text:span text:style-name="T44">getInstance</text:span>().loadConfiguration(coreConfiguration);</text:p>
      <text:p text:style-name="P32"/>
      <text:p text:style-name="P32"/>
      <text:p text:style-name="P20"><text:span text:style-name="T47"><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45">CoreContext </text:span><text:span text:style-name="T47">via </text:span><text:span text:style-name="T45">CoreContext.getInstance()</text:span><text:span text:style-name="T47"> e o método </text:span><text:span text:style-name="T45">loadConfiguration </text:span><text:span text:style-name="T47">passando a configuração criada é invocado. Pronto, o módulo CORE já está pronto para ser usado e em qualquer lugar você pode invocar </text:span><text:span text:style-name="T45">CoreContext.getInstance().getBeanFactory() </text:span><text:span text:style-name="T47">para obter a instância configurada da fábrica de software definida e chamar o método getBean da fábrica para obter uma instância de um bean desejado passando o “ID“ deste. O mecanismo de injeção de dependência será detalhado mais a frente, aqui está apenas sendo demonstrado os conceitos de configuração.</text:span></text:p>
      <text:p text:style-name="P15"/>
      <text:p text:style-name="P20"><text:span text:style-name="T47"><text:tab/><text:tab/>A seguir é demonstrado a mesma configuração só que usando uma implementação de </text:span><text:span text:style-name="T45">CoreConfiguration</text:span><text:span text:style-name="T47"> para configuração baseada em XML. Abaixo é mostrado um simples arquivo de configuração de core baseado no schema </text:span><text:a xlink:type="simple" xlink:href="http://www.lindbergframework.org/schema/lindberg-config.xsd"><text:span text:style-name="T72">http://www.lindbergframework.org/schema/lindberg-config.xsd</text:span></text:a><text:span text:style-name="T72"> que define as mesmas configurações do exemplo anterior.</text:span></text:p>
      <text:p text:style-name="P25"/>
      <text:p text:style-name="P25"/>
      <text:p text:style-name="P35"><text:span text:style-name="T73"><text:tab/> <text:s/></text:span><text:span text:style-name="T74">&lt;?</text:span><text:span text:style-name="T76">xml</text:span><text:span text:style-name="T79"> </text:span><text:span text:style-name="T78">version</text:span><text:span text:style-name="T79">=</text:span><text:span text:style-name="T59">"1.0"</text:span><text:span text:style-name="T79"> </text:span><text:span text:style-name="T78">encoding</text:span><text:span text:style-name="T79">=</text:span><text:span text:style-name="T59">"UTF-8"</text:span><text:span text:style-name="T74">?&gt;</text:span></text:p>
      <text:p text:style-name="P47"><text:span text:style-name="T73"><text:s text:c="4"/>&lt;</text:span><text:span text:style-name="T75">lindberg-configuration</text:span> <text:span text:style-name="T77">xmlns</text:span><text:span text:style-name="T11">=</text:span><text:span text:style-name="T58">"http://www.lindbergframework.org/schema"</text:span> <text:tab/><text:tab/><text:span text:style-name="T77">xmlns:xsi</text:span><text:span text:style-name="T11">=</text:span><text:span text:style-name="T58">"http://www.w3.org/2001/XMLSchema-instance"</text:span> <text:tab/><text:span text:style-name="T77">xsi:schemaLocation</text:span><text:span text:style-name="T11">=</text:span><text:span text:style-name="T58">"http://www.lindbergframework.org/schema/lindberg-config.xsd"</text:span><text:span text:style-name="T73">&gt;</text:span></text:p>
      <text:p text:style-name="P47"/>
      <text:p text:style-name="P47"><text:span text:style-name="T73"><text:s text:c="7"/>&lt;</text:span><text:span text:style-name="T75">core</text:span><text:span text:style-name="T73">&gt;</text:span></text:p>
      <text:p text:style-name="P47"><text:span text:style-name="T11"><text:s text:c="10"/></text:span><text:span text:style-name="T73">&lt;</text:span><text:span text:style-name="T75">config-property</text:span> <text:span text:style-name="T77">name</text:span><text:span text:style-name="T11">=</text:span><text:span text:style-name="T58">"lindberg.core.di-basepackage"</text:span> <text:s/><text:tab/><text:tab/><text:tab/><text:tab/><text:tab/><text:tab/><text:tab/><text:tab/><text:span text:style-name="T77">value</text:span><text:span text:style-name="T11">=</text:span><text:span text:style-name="T58">"org.lindbergframework.exemplo.*"</text:span><text:span text:style-name="T73">/&gt;</text:span></text:p>
      <text:p text:style-name="P47"><text:span text:style-name="T11"><text:s text:c="10"/></text:span><text:span text:style-name="T73">&lt;</text:span><text:span text:style-name="T75">config-property</text:span> <text:span text:style-name="T77">name</text:span><text:span text:style-name="T11">=</text:span><text:span text:style-name="T58">"lindberg.core.beanfactory"</text:span> <text:s text:c="3"/><text:tab/><text:tab/><text:tab/> <text:s text:c="22"/><text:tab/><text:tab/><text:span text:style-name="T77">value</text:span><text:span text:style-name="T11">=</text:span><text:span text:style-name="T58">"org.lindbergframework.beans.di.context.AnnotationBeanFactory"</text:span><text:span text:style-name="T73">/&gt; </text:span></text:p>
      <text:p text:style-name="P47"><text:span text:style-name="T73"><text:s text:c="7"/>&lt;/</text:span><text:span text:style-name="T75">core</text:span><text:span text:style-name="T73">&gt;</text:span></text:p>
      <text:p text:style-name="P47"/>
      <text:p text:style-name="P47"><text:span text:style-name="T73"><text:s text:c="4"/>&lt;/</text:span><text:span text:style-name="T75">lindberg-configuration</text:span><text:span text:style-name="T73">&gt;</text:span></text:p>
      <text:p text:style-name="P18"><text:soft-page-break/></text:p>
      <text:p text:style-name="P18"/>
      <text:p text:style-name="P18"/>
      <text:p text:style-name="P48"><text:span text:style-name="T28"><text:s/><text:tab/>Abaixo é mostrado o mesmo processo de configuração do framework só que usando o XML. Para este exemplo vamos considerar que o XML acima esteja no pacote </text:span><text:span text:style-name="T29">org.lindbergframework.configuracao </text:span><text:span text:style-name="T28">e que o nome do XML é </text:span><text:span text:style-name="T29">lindberg-config.xml </text:span><text:span text:style-name="T28">seguindo o nome do schema.</text:span></text:p>
      <text:p text:style-name="P17"/>
      <text:p text:style-name="P50"><text:span text:style-name="T37">XmlCoreConfiguration coreConfiguration = </text:span><text:span text:style-name="T71">new</text:span><text:span text:style-name="T37"> ClassPathXmlCoreConfiguration(</text:span><text:span text:style-name="T60">"org/lindbergframework/configuracao/lindberg-config.xml"</text:span><text:span text:style-name="T37">);</text:span></text:p>
      <text:p text:style-name="P51"><text:span text:style-name="T11">CoreContext.</text:span><text:span text:style-name="T43">getInstance</text:span><text:span text:style-name="T11">().loadConfiguration(coreConfiguration);</text:span></text:p>
      <text:p text:style-name="P38"/>
      <text:p text:style-name="P17"><text:tab/>Os dois exemplos resultarão na seguinte saída no console informando o status de configuração do framework:</text:p>
      <text:p text:style-name="P17"/>
      <text:p text:style-name="P52"><text:tab/>INFO: Initializing Lindberg Core Context</text:p>
      <text:p text:style-name="P52"><text:tab/>INFO: Lindberg Core Context initialized</text:p>
      <text:p text:style-name="P52"/>
      <text:p text:style-name="P45"><text:span text:style-name="T80"><text:tab/></text:span><text:span text:style-name="T28">Neste último exemplo observe que foi utilizada a classe </text:span><text:span text:style-name="T33">ClassPathXmlCoreConfiguration</text:span><text:span text:style-name="T28"> para criar a configuração. Essa classe é uma extensão natural de </text:span><text:span text:style-name="T29">XmlCoreConfiguration</text:span><text:span text:style-name="T28"> para trabalhar com um arquivo de configuração que está dentro do class path do projeto. Os dois exemplos mostrados ao final configuram o framework a partir de:</text:span></text:p>
      <text:p text:style-name="P18"/>
      <text:p text:style-name="P46"><text:span text:style-name="T34"><text:tab/></text:span><text:span text:style-name="T20"> <text:s/>CoreContext.</text:span><text:span text:style-name="T21">getInstance</text:span><text:span text:style-name="T20">().loadConfiguration(coreConfiguration);</text:span></text:p>
      <text:p text:style-name="P37"/>
      <text:p text:style-name="P46"><text:span text:style-name="T20"><text:s text:c="6"/></text:span><text:span text:style-name="T28">A partir daí o core do framework está configurado e podemos por exemplo obter uma instância de um bean a partir da fábrica. Supondo que no pacote </text:span><text:span text:style-name="T29">org.lindbergframework.exemplo.beans </text:span><text:span text:style-name="T28">tenha um bean cujo ID seja “</text:span><text:span text:style-name="T29">pessoaDAO”</text:span><text:span text:style-name="T28"> então podemos obter uma instância desse bean chamando a BeanFactory como demonstrado a seguir, isso só pode ser feito após claro a devida configuração do CORE.</text:span></text:p>
      <text:p text:style-name="P17"/>
      <text:p text:style-name="P48"><text:span text:style-name="T39">IPessoaDAO</text:span><text:span text:style-name="T37"> pessoaDAO = CoreContext.</text:span><text:span text:style-name="T42">getInstance</text:span><text:span text:style-name="T37">().getBeanFactory().</text:span><text:span text:style-name="T39">getBean</text:span><text:span text:style-name="T37">(</text:span><text:span text:style-name="T60">"pessoaDAO"</text:span><text:span text:style-name="T37">);</text:span></text:p>
      <text:p text:style-name="P39"/>
      <text:p text:style-name="P48"><text:span text:style-name="T37"><text:tab/></text:span><text:span text:style-name="T28">Todo o funcionamento do mecanismo de injeção de dependência será detalhado mais a frente. Aqui foi demonstrado apenas como exemplo do uso da configuração na prática.</text:span></text:p>
      <text:p text:style-name="P17"/>
      <text:p text:style-name="P17"><text:s/></text:p>
      <text:p text:style-name="P31">4 – Injeção de Dependência e Inversão de Controle com o lindbergframework.</text:p>
      <text:p text:style-name="P29"/>
      <text:p text:style-name="P16"><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16"/>
      <text:p text:style-name="P16"><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16"/>
      <text:p text:style-name="P16"><text:tab/><text:tab/>Um framework já consolidado poderia ter sido adotado como o spring por exemplo mas isso obrigaria que todo projeto que usasse o lindbergframework também tivesse que usar o Spring. Para <text:soft-page-break/>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16"/>
      <text:p text:style-name="P16"><text:tab/><text:tab/>4.1 – Inversão de Controle na Prática</text:p>
      <text:p text:style-name="P16"/>
      <text:p text:style-name="P16"><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44">org.lindbergframework.exemplo.*</text:span> foi definido, isso fará com que o LDIC crie seu contexto de beans visualizando apenas beans que estão dentro do escopo do pacote <text:span text:style-name="T44">org.lindbergframework.exemplo </text:span>ou sub pacotes deste já que o “.*” foi definido. Abaixo vão algumas regras para a definição do pacote base:</text:p>
      <text:p text:style-name="P16"/>
      <text:p text:style-name="P16"><text:tab/><text:tab/>1 – O pacote deve ser definido usando o carácter “.”;</text:p>
      <text:p text:style-name="P16"/>
      <text:p text:style-name="P16"><text:tab/><text:tab/>2 – Pacotes usando o carácter “/” como por exemplo “org/lindbergframework/xxx” são inválidos;</text:p>
      <text:p text:style-name="P16"/>
      <text:p text:style-name="P16"><text:tab/><text:tab/>3 – Para informar que o escopo se restrinja a um pacote único e específico e somente este basta definir o pacote sem “.*”. Por exemplo: <text:span text:style-name="T44">br.empresa.beans</text:span> define que apenas os beans dentro deste pacote serão visualizados. Qualquer bean dentro de um sub pacote deste não será encontrado como por exemplo um bean dentro de <text:span text:style-name="T44">br.empresa.beans.exemplo</text:span> não será visualizado;</text:p>
      <text:p text:style-name="P16"/>
      <text:p text:style-name="P16"><text:tab/><text:tab/>4 – Para definir que o escopo é um pacote e incluir no escopo todo e qualquer bean que esteja em algum sub pacote do pacote base, como no exemplo anterior <text:tab/><text:span text:style-name="T44">br.empresa.beans</text:span> como pacote base. Para que um bean dentro de <text:span text:style-name="T44">br.empresa.beans.exemplo</text:span> também sejá visualizado e incluído no contexto o pacote base deve ser definido usando ”.*” como a seguir:</text:p>
      <text:p text:style-name="P16"/>
      <text:p text:style-name="P16"><text:tab/><text:tab/> <text:s text:c="9"/><text:span text:style-name="T44">br.empresa.beans.*</text:span></text:p>
      <text:p text:style-name="P23"/>
      <text:p text:style-name="P16"><text:span text:style-name="T44"><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16"/>
      <text:p text:style-name="P16"><text:tab/><text:tab/><text:tab/>br</text:p>
      <text:p text:style-name="P16"><text:tab/><text:tab/><text:tab/>br.empresa</text:p>
      <text:p text:style-name="P16"><text:tab/><text:tab/><text:tab/>br.empresa.beans</text:p>
      <text:p text:style-name="P16"><text:tab/><text:tab/><text:tab/>br.empresa.beans.exemplo</text:p>
      <text:p text:style-name="P16"><text:tab/><text:tab/><text:tab/>br.empresa.beans.schemas</text:p>
      <text:p text:style-name="P16"/>
      <text:p text:style-name="P16"><text:tab/><text:tab/>Se fosse desejável criar um contexto de beans onde o LDIC visualizasse beans dentro do pacote <text:span text:style-name="T44">br.empresa.beans</text:span> e seus sub pacotes mas que o pacote <text:span text:style-name="T44">br.empresa.beans.schemas</text:span> não fizesse parte do contexto. Para tal, é necessário definir o pacote ou pacotes que se deseja excluir do contexto usando o caráter “:”. Para este exemplo a string do pacote básico seria da seguinte forma:</text:p>
      <text:p text:style-name="P16"/>
      <text:p text:style-name="P21"><text:span text:style-name="T47"><text:tab/><text:tab/><text:tab/></text:span><text:span text:style-name="T61">br.empresa.beans:schemas.*</text:span></text:p>
      <text:p text:style-name="P53"/>
      <text:p text:style-name="P53"/>
      <text:p text:style-name="P29"><text:span text:style-name="T2"><text:tab/><text:tab/>O pacote definido dessa forma diz que o LDIC deve buscar beans no pacote </text:span><text:span text:style-name="T8">br.empresa.beans </text:span><text:span text:style-name="T2">e </text:span><text:soft-page-break/><text:span text:style-name="T2">todos os seus sub pacotes menos o sub pacote </text:span><text:span text:style-name="T8">schemas</text:span><text:span text:style-name="T2">. Todo e qualquer bean que estiver dentro de </text:span><text:span text:style-name="T8">br.empresa.beans.schemas</text:span><text:span text:style-name="T2"> os sub pacotes deste não será visualizado pelo LDIC.</text:span></text:p>
      <text:p text:style-name="P16"/>
      <text:p text:style-name="P16"/>
      <text:p text:style-name="P16"><text:tab/><text:tab/>4.2 – Fábrica de Beans</text:p>
      <text:p text:style-name="P16"/>
      <text:p text:style-name="P29"><text:span text:style-name="T2"><text:tab/><text:tab/>A interface </text:span><text:span text:style-name="T8">BeanFactory </text:span><text:span text:style-name="T2">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16"/>
      <text:p text:style-name="P29"><text:span text:style-name="T2"><text:tab/><text:tab/>Uma outra interface importante mas que não será abordada mais a fundo neste momento e que trabalha em conjunto com as fábricas de beans é a </text:span><text:span text:style-name="T8">BeanMapper. </text:span><text:span text:style-name="T2">Essa interface define um mapeador de beans de modo a fornecer meta dados a uma </text:span><text:span text:style-name="T8">BeanFactory</text:span><text:span text:style-name="T2"> de modo a com base nos metadados mapeados por um </text:span><text:span text:style-name="T8">BeanMapper</text:span><text:span text:style-name="T2"> a correta instãncia de um bean solicitado com base em um ID seja criado e retornado pela fábrica. </text:span></text:p>
      <text:p text:style-name="P16"/>
      <text:p text:style-name="P29"><text:span text:style-name="T2"><text:tab/><text:tab/>A classe abstrata </text:span><text:span text:style-name="T8">AbstractBeanFactory </text:span><text:span text:style-name="T2"><text:s/>que fornece recursos comuns ás fábricas de beans já contém um atributo </text:span><text:span text:style-name="T8">BeanMapper</text:span><text:span text:style-name="T2"> de modo a fornecer um mapeador de bean para as fábricas concretas.</text:span></text:p>
      <text:p text:style-name="P16"/>
      <text:p text:style-name="P16"><text:tab/><text:tab/>4.2.1 – Injeção de Dependências</text:p>
      <text:p text:style-name="P16"/>
      <text:p text:style-name="P16"><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16"/>
      <text:p text:style-name="P16"><text:tab/><text:tab/>O lindbergframework provê a interface <text:span text:style-name="T44">DependencyManager</text:span> que define um gerenciador de dependências que tem como responsabilidade auxiliar uma <text:span text:style-name="T44">BeanFactory </text:span>resolvendo as dependências dos beans solicitados. A implementação padrão desta interface é um gerenciador de dependências baseado em annotation – <text:span text:style-name="T44">AnnotationDependencyManager.</text:span> </text:p>
      <text:p text:style-name="P16"/>
      <text:p text:style-name="P16"><text:tab/>Para exemplificar considere o código abaixo que não usa a injeção automática de dependência:</text:p>
      <text:p text:style-name="P16"/>
      <text:p text:style-name="P36"><text:span text:style-name="T63">public</text:span> <text:span text:style-name="T63">interface</text:span> ISistemaFacade {</text:p>
      <text:p text:style-name="P32"><text:s text:c="4"/></text:p>
      <text:p text:style-name="P45"><text:span text:style-name="T11"><text:s text:c="4"/></text:span><text:span text:style-name="T63">public</text:span><text:span text:style-name="T11"> </text:span><text:span text:style-name="T63">void</text:span><text:span text:style-name="T11"> cadastrarPessoa(Pessoa pessoa);</text:span></text:p>
      <text:p text:style-name="P45"/>
      <text:p text:style-name="P32">}</text:p>
      <text:p text:style-name="P18"/>
      <text:p text:style-name="P73"/>
      <text:p text:style-name="P73"/>
      <text:p text:style-name="P73"><text:soft-page-break/></text:p>
      <text:p text:style-name="P73"/>
      <text:p text:style-name="P73"/>
      <text:p text:style-name="P73"/>
      <text:p text:style-name="P32"><text:span text:style-name="T71">public</text:span><text:span text:style-name="T47"> </text:span><text:span text:style-name="T71">class</text:span><text:span text:style-name="T47"> SistemaFacade </text:span><text:span text:style-name="T71">implements</text:span><text:span text:style-name="T47"> ISistemaFacade{</text:span></text:p>
      <text:p text:style-name="P32"><text:s text:c="4"/></text:p>
      <text:p text:style-name="P45"><text:span text:style-name="T11"><text:s text:c="4"/></text:span><text:span text:style-name="T63">private</text:span><text:span text:style-name="T11"> IPessoaBC </text:span><text:span text:style-name="T83">pessoaBC</text:span><text:span text:style-name="T11"> = </text:span><text:span text:style-name="T63">new</text:span><text:span text:style-name="T11"> PessoaBC();</text:span></text:p>
      <text:p text:style-name="P32"><text:s text:c="4"/></text:p>
      <text:p text:style-name="P45"><text:span text:style-name="T11"><text:s text:c="4"/></text:span><text:span text:style-name="T63">public</text:span><text:span text:style-name="T11"> </text:span><text:span text:style-name="T63">void</text:span><text:span text:style-name="T11"> cadastrarPessoa(Pessoa pessoa){</text:span></text:p>
      <text:p text:style-name="P45"><text:span text:style-name="T11"><text:s text:c="8"/></text:span><text:span text:style-name="T83">pessoaBC</text:span><text:span text:style-name="T11">.cadastrar(pessoa);</text:span></text:p>
      <text:p text:style-name="P32"><text:s text:c="4"/>}</text:p>
      <text:p text:style-name="P45"/>
      <text:p text:style-name="P32">}</text:p>
      <text:p text:style-name="P74"/>
      <text:p text:style-name="P32"><text:span text:style-name="T71">public</text:span><text:span text:style-name="T47"> </text:span><text:span text:style-name="T71">interface</text:span><text:span text:style-name="T47"> IPessoaBC {</text:span></text:p>
      <text:p text:style-name="P45"/>
      <text:p text:style-name="P45"><text:span text:style-name="T11"><text:s text:c="3"/></text:span><text:span text:style-name="T63">public</text:span><text:span text:style-name="T11"> </text:span><text:span text:style-name="T63">void</text:span><text:span text:style-name="T11"> cadastrar(Pessoa pessoa);</text:span></text:p>
      <text:p text:style-name="P45"/>
      <text:p text:style-name="P32">}</text:p>
      <text:p text:style-name="P18"/>
      <text:p text:style-name="P32"><text:span text:style-name="T71">public</text:span><text:span text:style-name="T47"> </text:span><text:span text:style-name="T71">class</text:span><text:span text:style-name="T47"> PessoaBC </text:span><text:span text:style-name="T71">implements</text:span><text:span text:style-name="T47"> IPessoaBC{</text:span></text:p>
      <text:p text:style-name="P32"><text:s text:c="4"/></text:p>
      <text:p text:style-name="P45"><text:span text:style-name="T11"><text:s text:c="4"/></text:span><text:span text:style-name="T63">private</text:span><text:span text:style-name="T11"> IPessoaDAO </text:span><text:span text:style-name="T83">pessoaDAO</text:span><text:span text:style-name="T11"> = </text:span><text:span text:style-name="T63">new</text:span><text:span text:style-name="T11"> PessoaDAO();</text:span></text:p>
      <text:p text:style-name="P32"><text:s text:c="4"/></text:p>
      <text:p text:style-name="P45"><text:span text:style-name="T11"><text:s text:c="4"/></text:span><text:span text:style-name="T63">public</text:span><text:span text:style-name="T11"> </text:span><text:span text:style-name="T63">void</text:span><text:span text:style-name="T11"> cadastrar(Pessoa pessoa) {</text:span></text:p>
      <text:p text:style-name="P45"><text:span text:style-name="T11"><text:s text:c="8"/></text:span><text:span text:style-name="T83">pessoaDAO</text:span><text:span text:style-name="T11">.cadastrar(pessoa);</text:span></text:p>
      <text:p text:style-name="P32"><text:s text:c="4"/>}</text:p>
      <text:p text:style-name="P45"/>
      <text:p text:style-name="P32">}</text:p>
      <text:p text:style-name="P73"/>
      <text:p text:style-name="P32"><text:span text:style-name="T71">public</text:span><text:span text:style-name="T47"> </text:span><text:span text:style-name="T71">interface</text:span><text:span text:style-name="T47"> IPessoaDAO {</text:span></text:p>
      <text:p text:style-name="P32"><text:s text:c="4"/></text:p>
      <text:p text:style-name="P45"><text:span text:style-name="T11"><text:s text:c="4"/></text:span><text:span text:style-name="T63">public</text:span><text:span text:style-name="T11"> </text:span><text:span text:style-name="T63">void</text:span><text:span text:style-name="T11"> cadastrar(Pessoa pessoa);</text:span></text:p>
      <text:p text:style-name="P45"/>
      <text:p text:style-name="P32">}</text:p>
      <text:p text:style-name="P18"/>
      <text:p text:style-name="P32"><text:span text:style-name="T71">public</text:span><text:span text:style-name="T47"> </text:span><text:span text:style-name="T71">class</text:span><text:span text:style-name="T47"> PessoaDAO </text:span><text:span text:style-name="T71">implements</text:span><text:span text:style-name="T47"> IPessoaDAO{</text:span></text:p>
      <text:p text:style-name="P32"><text:s text:c="4"/></text:p>
      <text:p text:style-name="P45"><text:span text:style-name="T11"><text:s text:c="4"/></text:span><text:span text:style-name="T63">public</text:span><text:span text:style-name="T11"> </text:span><text:span text:style-name="T63">void</text:span><text:span text:style-name="T11"> cadastrar(Pessoa pessoa){</text:span></text:p>
      <text:p text:style-name="P45"><text:span text:style-name="T11"><text:s text:c="8"/>System.</text:span><text:span text:style-name="T84">out</text:span><text:span text:style-name="T11">.println(</text:span><text:span text:style-name="T57">"Pessoa cadastrada: "</text:span><text:span text:style-name="T11">+pessoa.getNome());</text:span></text:p>
      <text:p text:style-name="P32"><text:s text:c="4"/>}</text:p>
      <text:p text:style-name="P45"/>
      <text:p text:style-name="P32">}</text:p>
      <text:p text:style-name="P18"/>
      <text:p text:style-name="P18">Código de teste:</text:p>
      <text:p text:style-name="P18"/>
      <text:p text:style-name="P32"><text:span text:style-name="T47">Pessoa pessoa = </text:span><text:span text:style-name="T71">new</text:span><text:span text:style-name="T47"> Pessoa(</text:span><text:span text:style-name="T60">"joão"</text:span><text:span text:style-name="T47">);</text:span></text:p>
      <text:p text:style-name="P45"><text:span text:style-name="T11">ISistemaFacade sistemaFacade = </text:span><text:span text:style-name="T63">new</text:span><text:span text:style-name="T11"> SistemaFacade();</text:span></text:p>
      <text:p text:style-name="P32">sistemaFacade.cadastrarPessoa(pessoa);</text:p>
      <text:p text:style-name="P32"/>
      <text:p text:style-name="P33"><text:tab/><text:span text:style-name="T54">Observe que as classes demonstradas acima não usam recurso de injeção de dependência algum e referem diretamente as implementações finais das classes ao qual dependem. Neste caso observe que a fachada do nosso sistema depende de um </text:span><text:span text:style-name="T56">business controller</text:span><text:span text:style-name="T54"> que implementa a interface </text:span><text:span text:style-name="T56">IPessoaBC</text:span><text:span text:style-name="T54"> e a instância é criada diretamente via operador </text:span><text:span text:style-name="T56">new</text:span><text:span text:style-name="T54"> no código tornando a fachada do nosso sistema extremamente dependente da implementação </text:span><text:span text:style-name="T56">PessoaBC</text:span><text:span text:style-name="T54"> da interface </text:span><text:span text:style-name="T56">IPessoaBC</text:span><text:span text:style-name="T54">. Da mesma forma a implementação </text:span><text:span text:style-name="T56">PessoaBC</text:span><text:span text:style-name="T54"> dependente de uma implementação de </text:span><text:span text:style-name="T56">IPessoaDAO </text:span><text:span text:style-name="T54">e como foi feito na fachada a implementação </text:span><text:span text:style-name="T56">PessoaDAO</text:span><text:span text:style-name="T54"> está diretamente referenciada no código e a instância criada diretamente no código. Neste exemplo os três níveis estão extremamente interdependentes, dificultando qualquer evolução ou manutenção no código pois o código está extremamente amarrado a implementações e não a interfaces </text:span><text:soft-page-break/><text:span text:style-name="T54">mesmo que estejamos usando interfaces mas de nada adiantam pois a implementação final é referida diretamente no código. </text:span></text:p>
      <text:p text:style-name="P17"/>
      <text:p text:style-name="P17"><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17"/>
      <text:p text:style-name="P27"><text:span text:style-name="T3"><text:tab/><text:tab/>O lindbergframework fornece uma implementação padrão de </text:span><text:span text:style-name="T5">BeanFacotry</text:span><text:span text:style-name="T3"> que é a classe </text:span><text:span text:style-name="T5">AnnotationBeanFactory</text:span><text:span text:style-name="T3">. Essa fábrica de beans trabalha com as annotations </text:span><text:span text:style-name="T6">@Bean </text:span><text:span text:style-name="T3">e </text:span><text:span text:style-name="T5">@Inject</text:span><text:span text:style-name="T3"> que são utilizadas para a definição de beans e suas dependências. Essa bean factory é a padrão e caso uma não seja definida o framework utilizará esta como padrão.</text:span></text:p>
      <text:p text:style-name="P27"><text:span text:style-name="T3"><text:tab/><text:tab/></text:span><text:span text:style-name="T4">- @Bean:</text:span><text:span text:style-name="T3"> Annotation utilizada para a definir um bean. Os únicos parâmetros que ela tem é o </text:span><text:span text:style-name="T5">value </text:span><text:span text:style-name="T3">e </text:span><text:span text:style-name="T5">singleton.</text:span><text:span text:style-name="T3"> O value é uma String que define o ID do bean. Esse ID deve ser único no contexto e esse ID é o que será usado para referenciar o bean. O ID é requerido nesta annotation. O parâmetro </text:span><text:span text:style-name="T5">singleton</text:span><text:span text:style-name="T3"> é um boolean que recebe “true” quando o bean deve ser um </text:span><text:span text:style-name="T5">singleton</text:span><text:span text:style-name="T3"> ou seja ter apenas uma instância dentro do contexto retornando sempre a mesma instância deste e “false” caso contrário.</text:span></text:p>
      <text:p text:style-name="P16"/>
      <text:p text:style-name="P27"><text:span text:style-name="T3"><text:tab/><text:tab/></text:span><text:span text:style-name="T4">- @Inject:</text:span><text:span text:style-name="T3"> Annotation que define um ponto de injeção de dependência em um bean. O único parâmetro que esta annotation contém é o </text:span><text:span text:style-name="T5">value</text:span><text:span text:style-name="T3"> que é o ID do bean que deve ser injetado no atributo de classe onde esta annotation foi declarada.</text:span></text:p>
      <text:p text:style-name="P16"/>
      <text:p text:style-name="P27"><text:span text:style-name="T3"><text:tab/><text:tab/>Abaixo é mostrado o mesmo exemplo só que fazendo uso dos recursos de inversão de controle do lindbergframework. No exemplo a seguir considere que no ponto de obtenção da instância do bean o </text:span><text:span text:style-name="T5">Core </text:span><text:span text:style-name="T3">do framework já foi configurado como mostrado nas sessões anteriores. Como só as implementações foram alteradas as interfaces são omitidas neste exemplo:</text:span></text:p>
      <text:p text:style-name="P16"/>
      <text:p text:style-name="P34"><text:span text:style-name="T71">import</text:span><text:span text:style-name="T47"> org.lindbergframework.beans.di.annotation.Bean;</text:span></text:p>
      <text:p text:style-name="P45"><text:span text:style-name="T63">import</text:span><text:span text:style-name="T11"> org.lindbergframework.beans.di.annotation.Inject;</text:span></text:p>
      <text:p text:style-name="P45"/>
      <text:p text:style-name="P45"><text:span text:style-name="T85">@Bean</text:span><text:span text:style-name="T11">(</text:span><text:span text:style-name="T57">"sistemaFacade"</text:span><text:span text:style-name="T11">)</text:span></text:p>
      <text:p text:style-name="P45"><text:span text:style-name="T63">public</text:span><text:span text:style-name="T11"> </text:span><text:span text:style-name="T63">class</text:span><text:span text:style-name="T11"> SistemaFacade </text:span><text:span text:style-name="T63">implements</text:span><text:span text:style-name="T11"> ISistemaFacade{</text:span></text:p>
      <text:p text:style-name="P32"><text:s text:c="4"/></text:p>
      <text:p text:style-name="P45"><text:span text:style-name="T11"><text:s text:c="4"/></text:span><text:span text:style-name="T85">@Inject</text:span><text:span text:style-name="T11">(</text:span><text:span text:style-name="T57">"pessoaBC"</text:span><text:span text:style-name="T11">)</text:span></text:p>
      <text:p text:style-name="P45"><text:span text:style-name="T11"><text:s text:c="4"/></text:span><text:span text:style-name="T63">private</text:span><text:span text:style-name="T11"> IPessoaBC </text:span><text:span text:style-name="T83">pessoaBC</text:span><text:span text:style-name="T11">;</text:span></text:p>
      <text:p text:style-name="P32"><text:s text:c="4"/></text:p>
      <text:p text:style-name="P45"><text:span text:style-name="T11"><text:s text:c="4"/></text:span><text:span text:style-name="T63">public</text:span><text:span text:style-name="T11"> </text:span><text:span text:style-name="T63">void</text:span><text:span text:style-name="T11"> cadastrarPessoa(Pessoa pessoa){</text:span></text:p>
      <text:p text:style-name="P45"><text:span text:style-name="T11"><text:s text:c="8"/></text:span><text:span text:style-name="T83">pessoaBC</text:span><text:span text:style-name="T11">.cadastrar(pessoa);</text:span></text:p>
      <text:p text:style-name="P32"><text:s text:c="4"/>}</text:p>
      <text:p text:style-name="P32">}</text:p>
      <text:p text:style-name="P19"/>
      <text:p text:style-name="P32"><text:span text:style-name="T71">import</text:span><text:span text:style-name="T47"> org.lindbergframework.beans.di.annotation.Bean;</text:span></text:p>
      <text:p text:style-name="P45"><text:span text:style-name="T63">import</text:span><text:span text:style-name="T11"> org.lindbergframework.beans.di.annotation.Inject;</text:span></text:p>
      <text:p text:style-name="P45"/>
      <text:p text:style-name="P45"><text:span text:style-name="T85">@Bean</text:span><text:span text:style-name="T11">(</text:span><text:span text:style-name="T57">"pessoaBC"</text:span><text:span text:style-name="T11">)</text:span></text:p>
      <text:p text:style-name="P45"><text:span text:style-name="T63">public</text:span><text:span text:style-name="T11"> </text:span><text:span text:style-name="T63">class</text:span><text:span text:style-name="T11"> PessoaBC </text:span><text:span text:style-name="T63">implements</text:span><text:span text:style-name="T11"> IPessoaBC{</text:span></text:p>
      <text:p text:style-name="P32"><text:s text:c="4"/></text:p>
      <text:p text:style-name="P45"><text:span text:style-name="T11"><text:s text:c="4"/></text:span><text:span text:style-name="T85">@Inject</text:span><text:span text:style-name="T11">(</text:span><text:span text:style-name="T57">"pessoaDAO"</text:span><text:span text:style-name="T11">)</text:span></text:p>
      <text:p text:style-name="P45"><text:span text:style-name="T11"><text:s text:c="4"/></text:span><text:span text:style-name="T63">private</text:span><text:span text:style-name="T11"> IPessoaDAO </text:span><text:span text:style-name="T83">pessoaDAO</text:span><text:span text:style-name="T11">;</text:span></text:p>
      <text:p text:style-name="P32"><text:s text:c="4"/></text:p>
      <text:p text:style-name="P45"><text:span text:style-name="T11"><text:s text:c="4"/></text:span><text:span text:style-name="T63">public</text:span><text:span text:style-name="T11"> </text:span><text:span text:style-name="T63">void</text:span><text:span text:style-name="T11"> cadastrar(Pessoa pessoa) {</text:span></text:p>
      <text:p text:style-name="P45"><text:span text:style-name="T11"><text:s text:c="8"/></text:span><text:span text:style-name="T83">pessoaDAO</text:span><text:span text:style-name="T11">.cadastrar(pessoa);</text:span></text:p>
      <text:p text:style-name="P32"><text:s text:c="4"/>}</text:p>
      <text:p text:style-name="P32">}</text:p>
      <text:p text:style-name="P19"><text:soft-page-break/></text:p>
      <text:p text:style-name="P19"/>
      <text:p text:style-name="P19"/>
      <text:p text:style-name="P75"/>
      <text:p text:style-name="P32"><text:span text:style-name="T71">import</text:span><text:span text:style-name="T47"> org.lindbergframework.beans.di.annotation.Bean;</text:span></text:p>
      <text:p text:style-name="P45"/>
      <text:p text:style-name="P45"><text:span text:style-name="T85">@Bean</text:span><text:span text:style-name="T11">(</text:span><text:span text:style-name="T57">"pessoaDAO"</text:span><text:span text:style-name="T11">)</text:span></text:p>
      <text:p text:style-name="P45"><text:span text:style-name="T63">public</text:span><text:span text:style-name="T11"> </text:span><text:span text:style-name="T63">class</text:span><text:span text:style-name="T11"> PessoaDAO </text:span><text:span text:style-name="T63">implements</text:span><text:span text:style-name="T11"> IPessoaDAO{</text:span></text:p>
      <text:p text:style-name="P32"><text:s text:c="4"/></text:p>
      <text:p text:style-name="P45"><text:span text:style-name="T11"><text:s text:c="4"/></text:span><text:span text:style-name="T63">public</text:span><text:span text:style-name="T11"> </text:span><text:span text:style-name="T63">void</text:span><text:span text:style-name="T11"> cadastrar(Pessoa pessoa){</text:span></text:p>
      <text:p text:style-name="P45"><text:span text:style-name="T11"><text:s text:c="8"/>System.</text:span><text:span text:style-name="T84">out</text:span><text:span text:style-name="T11">.println(</text:span><text:span text:style-name="T57">"Pessoa cadastrada: "</text:span><text:span text:style-name="T11">+pessoa.getNome());</text:span></text:p>
      <text:p text:style-name="P32"><text:s text:c="4"/>}</text:p>
      <text:p text:style-name="P32">}</text:p>
      <text:p text:style-name="P71"/>
      <text:p text:style-name="P18">Código de teste:</text:p>
      <text:p text:style-name="P30"/>
      <text:p text:style-name="P40"><text:span text:style-name="T47">Pessoa pessoa = </text:span><text:span text:style-name="T71">new</text:span><text:span text:style-name="T47"> Pessoa(</text:span><text:span text:style-name="T60">"joão"</text:span><text:span text:style-name="T47">);</text:span></text:p>
      <text:p text:style-name="P49"><text:span text:style-name="T11">ISistemaFacade sistemaFacade = CoreContext.</text:span><text:span text:style-name="T43">getInstance</text:span><text:span text:style-name="T11">().getBeanFactory().getBean(</text:span><text:span text:style-name="T57">"sistemaFacade"</text:span><text:span text:style-name="T11">);</text:span></text:p>
      <text:p text:style-name="P40">sistemaFacade.cadastrarPessoa(pessoa);</text:p>
      <text:p text:style-name="P33"><text:span text:style-name="T55"><text:tab/></text:span><text:span text:style-name="T54">Observe que neste segundo exemplo as classes não referenciam como dependência nenhum implementação específica. </text:span><text:span text:style-name="T56">SistemaFacade</text:span><text:span text:style-name="T54"> referencia apenas a interface </text:span><text:span text:style-name="T56">IPessoaBC</text:span><text:span text:style-name="T54"> e é indiferente quanto a implementação que será usada. Da mesma forma </text:span><text:span text:style-name="T56">PessoaBC</text:span><text:span text:style-name="T54"> referencia apenas a interface </text:span><text:span text:style-name="T56">IPessoaDAO</text:span><text:span text:style-name="T54"> e seu funcionamento não depende e nem está acoplado a nenhuma implementação desta.</text:span></text:p>
      <text:p text:style-name="P17"/>
      <text:p text:style-name="P33"><text:span text:style-name="T54"><text:tab/>Neste último exemplo a classe </text:span><text:span text:style-name="T56">SistemaFacade</text:span><text:span text:style-name="T54"> é anotada com a annotation </text:span><text:span text:style-name="T56">@Bean</text:span><text:span text:style-name="T54"> onde o ID deste bean é definido como </text:span><text:span text:style-name="T56">sistemaFacade</text:span><text:span text:style-name="T54">. Este bean possui uma dependência com um </text:span><text:span text:style-name="T56">IPessoaBC</text:span><text:span text:style-name="T54"> e para definir e instruir ao LDIC que faça a injeção da implementação <text:s text:c="2"/>que deve ser usada, este atributo foi anotado com a annotation </text:span><text:span text:style-name="T56">@Inject</text:span><text:span text:style-name="T54"> definindo como parâmetro o ID do bean que deve ser injetado neste ponto. Observe que não há necessidade de definição de um </text:span><text:span text:style-name="T56">setter</text:span><text:span text:style-name="T54"> para </text:span><text:span text:style-name="T56">pessoaBC</text:span><text:span text:style-name="T54">.</text:span></text:p>
      <text:p text:style-name="P17"/>
      <text:p text:style-name="P33"><text:span text:style-name="T54"><text:tab/>Da mesma forma a nossa implementação de </text:span><text:span text:style-name="T56">IPessoaBC </text:span><text:span text:style-name="T54">a classe </text:span><text:span text:style-name="T56">PessoaBC </text:span><text:span text:style-name="T54">é anotada da mesma forma, uma annotation </text:span><text:span text:style-name="T56">@Bean</text:span><text:span text:style-name="T54"> definindo o ID desta e como temos apenas uma dependência, apenas uma annotation </text:span><text:span text:style-name="T56">@Inject </text:span><text:span text:style-name="T54">foi usada, neste caso para a dependência para </text:span><text:span text:style-name="T56">IPessoaDAO.</text:span></text:p>
      <text:p text:style-name="P65"/>
      <text:p text:style-name="P33"><text:span text:style-name="T56"><text:tab/></text:span><text:span text:style-name="T54">Com as classes devidamente anotadas precisamos obter uma instância de nossa fachada e utilizá-la é aí que entram as configurações feitas no core e a nossa bean factory. No trecho abaixo obtemos do </text:span><text:span text:style-name="T56">CoreContext</text:span><text:span text:style-name="T54"> a instância da </text:span><text:span text:style-name="T56">BeanFacotry</text:span><text:span text:style-name="T54"> e a partir desta fábrica obtemos a instância do bean da fachada do sistema e para isso passamos o ID do bean da fachada que neste caso é “</text:span><text:span text:style-name="T56">sistemaFacade” </text:span><text:span text:style-name="T54">para o método </text:span><text:span text:style-name="T56">getBean</text:span><text:span text:style-name="T54"> da </text:span><text:span text:style-name="T56">BeanFactory.</text:span><text:span text:style-name="T54"> A instância do bean da fachada retornada por este método já virá pronta com suas dependências injetadas e prontas para uso. Para este caso a instância de </text:span><text:span text:style-name="T56">sistemaFacade</text:span><text:span text:style-name="T54"> já virá preenchida com a instância correta de </text:span><text:span text:style-name="T56">pessoaBC</text:span><text:span text:style-name="T54"> e este por sua vez já estará preenchido com a instância correta de </text:span><text:span text:style-name="T56">pessoaDAO</text:span><text:span text:style-name="T54"> tudo de forma automática e transparente feita pelo LDIC.</text:span></text:p>
      <text:p text:style-name="P66"/>
      <text:p text:style-name="P41"><text:span text:style-name="T52"><text:tab/>ISistemaFacade sistemaFacade = CoreContext.</text:span><text:span text:style-name="T53">getInstance</text:span><text:span text:style-name="T52">().getBeanFactory().getBean(</text:span><text:span text:style-name="T62">"sistemaFacade"</text:span><text:span text:style-name="T52">);</text:span></text:p>
      <text:p text:style-name="P16"/>
      <text:p text:style-name="P16"><text:tab/><text:tab/>Observe que no trecho acima apenas a interface é referenciada, fica a cargo do LDIC retornar a instância da implementação que deve ser usada.</text:p>
      <text:p text:style-name="P16"/>
      <text:p text:style-name="P16"><text:tab/><text:tab/>O LDIC também efetua a injeção em dependências definidas em <text:span text:style-name="T44">superclasse</text:span> de modo que se <text:span text:style-name="T44">PessoaBC </text:span>estendesse de uma classe qualquer e esta última tivesse dependências definidas via <text:span text:style-name="T44">@Inject</text:span> estas dependências herdadas, mesmo <text:span text:style-name="T44">private</text:span>, seriam resolvidas e injetadas.</text:p>
      <text:p text:style-name="P16"/>
      <text:p text:style-name="P16"><text:soft-page-break/><text:tab/><text:tab/>Caso seja o ID passado para o método <text:span text:style-name="T44">getBean</text:span> não corresponda a um bean válido dentro do contexto da bean factory, uma <text:span text:style-name="T44">BeanNotFoundException</text:span> é lançada informando que um bean com o ID especificado não foi encontrado.</text:p>
      <text:p text:style-name="P16"/>
      <text:p text:style-name="P16"><text:tab/><text:tab/>O lindbergframework na versão atual 1.1, já se integra com JSF e Adobe Flex e usando o framework integrado com qualquer um destes últimos não é necessário o uso de <text:span text:style-name="T44">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16"/>
      <text:p text:style-name="P16"><text:tab/><text:tab/>4.2.2 – Beans com escopo <text:span text:style-name="T44">Singleton</text:span></text:p>
      <text:p text:style-name="P16"/>
      <text:p text:style-name="P16"><text:tab/><text:tab/>O framework também provê a possibilidade de definir um bean de modo que este seja um singleton ou seja tenha apenas uma instância dentro do contexto. Quando um bean é definido com o escopo <text:span text:style-name="T44">singleton </text:span>o LDIC manterá sempre a mesma instância e sempre que o bean for solicitado ao LDIC esta mesma instância será retornada. Se fosse desejável, por exemplo, definir que o bean <text:span text:style-name="T44">SistemaFacade</text:span> deve ter uma única instância dentro do contexto, então especificaríamos seu escopo como <text:span text:style-name="T44">singleton</text:span> na própria annotation <text:span text:style-name="T44">@Bean</text:span>. Abaixo é mostrado como ficaria a classe <text:span text:style-name="T44">SistemaFacade</text:span> de modo a operar como um <text:span text:style-name="T44">singleton.</text:span></text:p>
      <text:p text:style-name="P16"/>
      <text:p text:style-name="P44"><text:span text:style-name="T37"><text:tab/><text:tab/></text:span><text:span text:style-name="T86">@Bean</text:span><text:span text:style-name="T15">(value = </text:span><text:span text:style-name="T61">"sistemaFacade"</text:span><text:span text:style-name="T15">,</text:span><text:span text:style-name="T16">singleton = </text:span><text:span text:style-name="T65">true</text:span><text:span text:style-name="T15">)</text:span></text:p>
      <text:p text:style-name="P45"><text:span text:style-name="T63"><text:s text:c="6"/>public</text:span><text:span text:style-name="T11"> </text:span><text:span text:style-name="T63">class</text:span><text:span text:style-name="T11"> SistemaFacade </text:span><text:span text:style-name="T63">implements</text:span><text:span text:style-name="T11"> IsistemaFacade{}</text:span></text:p>
      <text:p text:style-name="P32"/>
      <text:p text:style-name="P32"><text:tab/></text:p>
      <text:p text:style-name="P45"><text:span text:style-name="T11"><text:tab/></text:span><text:span text:style-name="T28">Observe que a annotation </text:span><text:span text:style-name="T29">@Bean</text:span><text:span text:style-name="T28"> foi alterada adicionando o atributo </text:span><text:span text:style-name="T29">singleton</text:span><text:span text:style-name="T28"> definindo o valor deste como </text:span><text:span text:style-name="T29">true</text:span><text:span text:style-name="T28"> indicando que o bean </text:span><text:span text:style-name="T29">SistemaFacade</text:span><text:span text:style-name="T28"> deve ser trabalhar como um </text:span><text:span text:style-name="T29">singleton</text:span><text:span text:style-name="T28"> dentro do contexto. O LDIC agora retornará sempre a mesma instância de </text:span><text:span text:style-name="T29">SistemaFacade</text:span><text:span text:style-name="T28"> quando este bean for solicitado.</text:span></text:p>
      <text:p text:style-name="P18"/>
      <text:p text:style-name="P18"/>
      <text:p text:style-name="P67">5 – Lindberg Persistence – LINP.</text:p>
      <text:p text:style-name="P67"/>
      <text:p text:style-name="P68"><text:tab/><text:span text:style-name="T9">Persistência é algo muito importante nos projetos enterprise e muitas soluções já foram desenvolvidas provendo suporte de modo a melhorar e facilitar o desenvolvimento no que diz respeito a 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68"><text:span text:style-name="T9"/></text:p>
      <text:p text:style-name="P68"><text:span text:style-name="T9"><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5">SpringDAO</text:span><text:span text:style-name="T9"> por exemplo, é um conjunto de recursos providos pelo framework </text:span><text:span text:style-name="T5">Spring</text:span><text:span text:style-name="T9"> para suporte a persistência mas que não é ORM.</text:span></text:p>
      <text:p text:style-name="P68"><text:span text:style-name="T9"/></text:p>
      <text:p text:style-name="P76"><text:span text:style-name="T27"><text:tab/>O JDBC (</text:span><text:span text:style-name="T7">Java Database Connectivity</text:span><text:span text:style-name="T26">) é o framework padrão java para persistência. O conjunto de classes providas pelo JDBC fornece o recurso de acesso a qualquer banco de dados relacional baseado em um Driver. Os detalhes sobre JDBC fogem do escopo deste documento.</text:span></text:p>
      <text:p text:style-name="P76"><text:soft-page-break/><text:span text:style-name="T26"><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30">stored procedure</text:span><text:span text:style-name="T26"> que retorne um ou dois cursores e mapear cada um desses cursores em objetos java, executar uma </text:span><text:span text:style-name="T30">query </text:span><text:span text:style-name="T26">SQL e popular o resultado uma lista de objetos, chamar uma </text:span><text:span text:style-name="T30">stored function</text:span><text:span text:style-name="T26">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76"><text:span text:style-name="T26"/></text:p>
      <text:p text:style-name="P76"><text:span text:style-name="T26"><text:tab/>Considere por exemplo uma classe </text:span><text:span text:style-name="T30">ContribuinteDAO</text:span><text:span text:style-name="T26"> que conteria provavelmente um método chamado </text:span><text:span text:style-name="T30">getContribuintes </text:span><text:span text:style-name="T26">que retornaria uma lista de objetos </text:span><text:span text:style-name="T30">Contribuinte</text:span><text:span text:style-name="T26">. Considere também que a implementação da classe </text:span><text:span text:style-name="T30">ContribuinteDAO</text:span><text:span text:style-name="T26"> use JDBC sem nenhum componente ou framework como suporte. Esse método com certeza seria implementado seguindo o seguinte algoritmo:</text:span></text:p>
      <text:p text:style-name="P76"><text:span text:style-name="T26"/></text:p>
      <text:list xml:id="list37703475" text:style-name="L3">
        <text:list-item>
          <text:p text:style-name="P56"><text:span text:style-name="T26">Obter conexão;</text:span></text:p>
        </text:list-item>
        <text:list-item>
          <text:p text:style-name="P56"><text:span text:style-name="T26">Obter uma </text:span><text:span text:style-name="T30">Statement</text:span><text:span text:style-name="T26"> a partir da conexão;</text:span></text:p>
        </text:list-item>
        <text:list-item>
          <text:p text:style-name="P56"><text:span text:style-name="T26">Executar a query “select * from tabela_de_contribuinte” na </text:span><text:span text:style-name="T30">Statement</text:span><text:span text:style-name="T26"> ;</text:span></text:p>
        </text:list-item>
        <text:list-item>
          <text:p text:style-name="P56"><text:span text:style-name="T26">Obter um </text:span><text:span text:style-name="T30">ResultSet</text:span><text:span text:style-name="T26"> a partir da execução da query no </text:span><text:span text:style-name="T30">Statement;</text:span></text:p>
        </text:list-item>
        <text:list-item>
          <text:p text:style-name="P58"><text:span text:style-name="T31">Criar uma lista vazia de objetos </text:span><text:span text:style-name="T30">Contribuinte;</text:span></text:p>
        </text:list-item>
        <text:list-item>
          <text:p text:style-name="P58"><text:span text:style-name="T31">Fazer um loop percorrendo todo o </text:span><text:span text:style-name="T30">ResultSet;</text:span></text:p>
        </text:list-item>
        <text:list-item>
          <text:p text:style-name="P58"><text:span text:style-name="T31">Criar um Objeto </text:span><text:span text:style-name="T30">Contribuinte</text:span><text:span text:style-name="T31"> e populá-lo com os dados do registro atual do cursor do </text:span><text:span text:style-name="T30">ResultSet </text:span><text:span text:style-name="T31">em cada iteração do loop;</text:span></text:p>
        </text:list-item>
        <text:list-item>
          <text:p text:style-name="P58"><text:span text:style-name="T31">Adicionar o objeto </text:span><text:span text:style-name="T30">Contribuinte</text:span><text:span text:style-name="T31"> criado e populado na lista de </text:span><text:span text:style-name="T30">Contribuintes</text:span><text:span text:style-name="T31"> criada;</text:span></text:p>
        </text:list-item>
        <text:list-item>
          <text:p text:style-name="P58"><text:span text:style-name="T31">Retornar a lista de </text:span><text:span text:style-name="T30">Contribuintes.</text:span></text:p>
        </text:list-item>
      </text:list>
      <text:p text:style-name="P59"><text:span text:style-name="T30"><text:tab/></text:span></text:p>
      <text:p text:style-name="P59"><text:span text:style-name="T30"><text:tab/></text:span><text:span text:style-name="T31">O algoritmo acima poderia ser implementado no seguinte método java e qualquer outra listagem seja lá qual for a entidade manteria o mesmo padrão mudando apenas o </text:span><text:span text:style-name="T30">sql </text:span><text:span text:style-name="T31">da query, o objeto criado e a forma como cada objeto é populado.</text:span></text:p>
      <text:p text:style-name="P57"><text:tab/><text:span text:style-name="T69">public</text:span><text:span text:style-name="T24"> List&lt;Contribuinte&gt; listarContribuintes() {</text:span></text:p>
      <text:p text:style-name="P72"><text:s text:c="8"/>Connection conn = <text:span text:style-name="T88">ConexaoUtil</text:span>.getConexao();</text:p>
      <text:p text:style-name="P78"><text:span text:style-name="T11"><text:s text:c="8"/>List&lt;Contribuinte&gt; listaContribuintes = </text:span><text:span text:style-name="T63">new</text:span><text:span text:style-name="T11"> ArrayList&lt;Contribuinte&gt;();</text:span></text:p>
      <text:p text:style-name="P78"><text:span text:style-name="T11"><text:s text:c="8"/></text:span><text:span text:style-name="T63">try</text:span><text:span text:style-name="T11"> {</text:span></text:p>
      <text:p text:style-name="P72"><text:s text:c="12"/>Statement st = conn.createStatement();</text:p>
      <text:p text:style-name="P78"><text:span text:style-name="T11"><text:s text:c="12"/>ResultSet rs = st.executeQuery(</text:span><text:span text:style-name="T57">"Select * from tb_contribuinte"</text:span><text:span text:style-name="T11">);</text:span></text:p>
      <text:p text:style-name="P78"><text:span text:style-name="T11"><text:s text:c="12"/></text:span><text:span text:style-name="T63">while</text:span><text:span text:style-name="T11"> (rs.next()){</text:span></text:p>
      <text:p text:style-name="P78"><text:span text:style-name="T11"><text:s text:c="16"/>Contribuinte contribuinte = </text:span><text:span text:style-name="T63">new</text:span><text:span text:style-name="T11"> Contribuinte();</text:span></text:p>
      <text:p text:style-name="P78"><text:span text:style-name="T11"><text:s text:c="16"/>contribuinte.setNomeFantasia(rs.getString(</text:span><text:span text:style-name="T57">"nome_fantasia"</text:span><text:span text:style-name="T11">));</text:span></text:p>
      <text:p text:style-name="P78"><text:span text:style-name="T11"><text:s text:c="16"/>contribuinte.setCnpj(rs.getString(</text:span><text:span text:style-name="T57">"cnpj"</text:span><text:span text:style-name="T11">));</text:span></text:p>
      <text:p text:style-name="P72"><text:s text:c="16"/></text:p>
      <text:p text:style-name="P78"><text:span text:style-name="T11"><text:s text:c="16"/>Endereco endereco = </text:span><text:span text:style-name="T63">new</text:span><text:span text:style-name="T11"> Endereco();</text:span></text:p>
      <text:p text:style-name="P78"><text:span text:style-name="T11"><text:s text:c="16"/>endereco.setBairro(rs.getString(</text:span><text:span text:style-name="T57">"bairro"</text:span><text:span text:style-name="T11">));</text:span></text:p>
      <text:p text:style-name="P78"><text:span text:style-name="T11"><text:s text:c="16"/>endereco.setCep(rs.getString(</text:span><text:span text:style-name="T57">"cep"</text:span><text:span text:style-name="T11">));</text:span></text:p>
      <text:p text:style-name="P78"><text:span text:style-name="T11"><text:s text:c="16"/>endereco.setRua(rs.getString(</text:span><text:span text:style-name="T57">"rua"</text:span><text:span text:style-name="T11">));</text:span></text:p>
      <text:p text:style-name="P78"><text:span text:style-name="T11"><text:s text:c="16"/>endereco.setNumero(rs.getInt(</text:span><text:span text:style-name="T57">"numero"</text:span><text:span text:style-name="T11">));</text:span></text:p>
      <text:p text:style-name="P72"><text:s text:c="16"/></text:p>
      <text:p text:style-name="P72"><text:s text:c="16"/>contribuinte.setEndereco(endereco);</text:p>
      <text:p text:style-name="P72"><text:s text:c="16"/></text:p>
      <text:p text:style-name="P72"><text:s text:c="16"/>listaContribuintes.add(contribuinte);</text:p>
      <text:p text:style-name="P72"><text:s text:c="12"/>}</text:p>
      <text:p text:style-name="P72"><text:s text:c="12"/></text:p>
      <text:p text:style-name="P78"><text:span text:style-name="T11"><text:s text:c="8"/>} </text:span><text:span text:style-name="T63">catch</text:span><text:span text:style-name="T11"> (SQLException e) {</text:span></text:p>
      <text:p text:style-name="P72"><text:s text:c="12"/>e.printStackTrace();</text:p>
      <text:p text:style-name="P72"><text:s text:c="8"/>}</text:p>
      <text:p text:style-name="P72"><text:s text:c="8"/></text:p>
      <text:p text:style-name="P78"><text:span text:style-name="T11"><text:s text:c="8"/></text:span><text:span text:style-name="T63">return</text:span><text:span text:style-name="T11"> listaContribuintes;</text:span></text:p>
      <text:p text:style-name="P79"><text:span text:style-name="T22"><text:s text:c="4"/>}</text:span><text:tab/></text:p>
      <text:p text:style-name="P57"><text:soft-page-break/><text:span text:style-name="T14"/></text:p>
      <text:p text:style-name="P59"><text:span text:style-name="T30"><text:tab/></text:span><text:span text:style-name="T31">Na implementação acima usando apenas JDBC direto observe que foi feita uma simples consulta de contribuinte onde no nosso exemplo contém apenas alguns campos e a parte da população do </text:span><text:span text:style-name="T30">ResultSet</text:span><text:span text:style-name="T31"> em objetos </text:span><text:span text:style-name="T30">Contribuinte</text:span><text:span text:style-name="T31"> já demandou várias linhas de código. Considerando que o objeto </text:span><text:span text:style-name="T30">Contribuinte</text:span><text:span text:style-name="T31"> é o <text:s/>primeiro nível, neste caso, temos um segundo nível que é o objeto </text:span><text:span text:style-name="T30">Endereco </text:span><text:span text:style-name="T31"><text:s/>que está dentro do objeto </text:span><text:span text:style-name="T30">Contribuinte</text:span><text:span text:style-name="T31"> formando assim um segundo nível de atributos</text:span><text:span text:style-name="T30">. </text:span><text:span text:style-name="T31">Na população do endereço foi necessário criar um objeto </text:span><text:span text:style-name="T30">Endereco</text:span><text:span text:style-name="T31"> populá-lo para só então setar o endereço no objeto </text:span><text:span text:style-name="T30">Contribuinte</text:span><text:span text:style-name="T31">. No nosso exemplo foram apenas alguns campos. Imagine uma consulta real de contribuinte quantas dezenas de campos teríamos e em quantos níveis compondo objetos dentro de outros objetos e que cada um destes precisam ser populados de forma correta?</text:span></text:p>
      <text:p text:style-name="P59"><text:span text:style-name="T31"/></text:p>
      <text:p text:style-name="P59"><text:span text:style-name="T31"><text:tab/>O componente LINP – Lindberg Persistence provê uma solução que busca ser simples para simplificar e abstrair o desenvolvedor de todo esse trabalho agregando valor e novos recursos a camada de persistência.</text:span></text:p>
      <text:p text:style-name="P59"><text:span text:style-name="T31"/></text:p>
      <text:p text:style-name="P59"><text:span text:style-name="T31"><text:tab/>Mais a frente esse mesmo exemplo será reescrito fazendo uso dos recursos do LIN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0-12-20T18:40:44.37</dc:date>
    <meta:editing-duration>PT33H09M25S</meta:editing-duration>
    <meta:editing-cycles>182</meta:editing-cycles>
    <meta:generator>BrOffice.org/3.2$Win32 OpenOffice.org_project/320m18$Build-9502</meta:generator>
    <meta:document-statistic meta:table-count="0" meta:image-count="1" meta:object-count="0" meta:page-count="16" meta:paragraph-count="245" meta:word-count="4767" meta:character-count="33599"/>
  </office:meta>
</office:document-meta>
</file>